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officeooo:paragraph-rsid="0012c3bd"/>
    </style:style>
    <style:style style:name="P14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9" style:family="paragraph" style:parent-style-name="Texte_20_brut">
      <style:text-properties officeooo:paragraph-rsid="001f2c8a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13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8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20"><text:span text:style-name="T12">Assim sendo, na terça</text:span>,</text:p>
      <text:p text:style-name="P20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20">v<text:span text:style-name="T12">ão anunciar uma presença</text:span></text:p>
      <text:p text:style-name="P20"><text:span text:style-name="T12">bem mais ostensiva</text:span>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21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22">#<text:span text:style-name="T13">a cidade</text:span> de Neuchâtel</text:p>
      <text:p text:style-name="P22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23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24"><text:span text:style-name="T14">as direções</text:span></text:p>
      <text:p text:style-name="P24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23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24">p<text:span text:style-name="T14">ara</text:span> que <text:span text:style-name="T14">ess</text:span>es traficantes</text:p>
      <text:p text:style-name="P24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23">Nos outros cantões,</text:p>
      <text:p text:style-name="P1"/>
      <text:p text:style-name="P29"><text:span text:style-name="T3"><text:s/></text:span><text:span text:style-name="T1">209: 00:10:48.24 00:10:51.09 <text:s/>Duration 00:00:02.10 <text:s/>41</text:span></text:p>
      <text:p text:style-name="P29"><text:span text:style-name="T2">também há</text:span><text:span text:style-name="T1"> problemas de </text:span><text:span text:style-name="T2">vaga</text:span></text:p>
      <text:p text:style-name="P23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23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23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24">#el<text:span text:style-name="T14">a</text:span> pron<text:span text:style-name="T14">uncia</text:span></text:p>
      <text:p text:style-name="P24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25">#s<text:span text:style-name="T15">em correr o risco</text:span></text:p>
      <text:p text:style-name="P25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25">#R<text:span text:style-name="T15">esultado</text:span> <text:span text:style-name="T15">e</text:span>spetacula<text:span text:style-name="T15">r</text:span></text:p>
      <text:p text:style-name="P25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25">#<text:span text:style-name="T15">De volta</text:span></text:p>
      <text:p text:style-name="P25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6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7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8"><text:span text:style-name="T16">Eu sempre defendi</text:span></text:p>
      <text:p text:style-name="P28"><text:span text:style-name="T16">que os expulsássemos</text:span>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8"><text:span text:style-name="T16">depois de cumprirem a pena</text:span></text:p>
      <text:p text:style-name="P28"><text:span text:style-name="T16">que merecem.</text:span>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7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8">#<text:span text:style-name="T16">Tem algum vereador </text:span>de Lausanne</text:p>
      <text:p text:style-name="P28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L'une est suissesse,</text:p>
      <text:p text:style-name="P1">l'autre travaillait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pour une ONG vaudoise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1">Deux femmes dont on parle peu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mais qui partagent le même destin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Toutes deux enlevées en 2016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sont otages des djihadistes</text:p>
      <text:p text:style-name="P1">islamistes dans le nord du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1">Le kidnapping est un business</text:p>
      <text:p text:style-name="P1">florissant dans la région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Où en sont les négociations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1">L'une de nos équipes est partie</text:p>
      <text:p text:style-name="P1">sur leurs trace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n reportage de François Ruchti</text:p>
      <text:p text:style-name="P1">et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Au nord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ces soldats allemands</text:p>
      <text:p text:style-name="P1">sont en mission pour L'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Ils se préparent</text:p>
      <text:p text:style-name="P1">pour une patrouille de nuit.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1">Nous nous trouvons ici,</text:p>
      <text:p text:style-name="P1">au camp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1">Nous nous déplaçons</text:p>
      <text:p text:style-name="P1">vers le point Imasla,</text:p>
      <text:p text:style-name="P1"><text:soft-page-break/></text:p>
      <text:p text:style-name="Texte_20_brut"><text:span text:style-name="T3"><text:s/></text:span><text:span text:style-name="T1">253: 00:13:15.18 00:13:19.03 <text:s/>Duration 00:00:03.10 <text:s/>58</text:span></text:p>
      <text:p text:style-name="P1">puis nous partons</text:p>
      <text:p text:style-name="P1">en direction du sud, point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1">Nous restons sur place une vingtaine</text:p>
      <text:p text:style-name="P1">de minutes pour observe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tention au secteur est e sud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3 mois que le sergent-chef</text:p>
      <text:p text:style-name="P1">est en première ligne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a mission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empêcher toute infiltration</text:p>
      <text:p text:style-name="P1">terroriste à Gao pendant la nuit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1">#L'ONU est ici</text:p>
      <text:p text:style-name="P1">pour maintenir la paix,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is la région est au bord du ch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puis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sques bleus ont été tué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1">#Nous accompagnons ces soldat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car é l'unique moyen pour nous</text:p>
      <text:p text:style-name="P1">d'enquêter au nord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ans se faire kidnapper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1">Ici, le risque,</text:p>
      <text:p text:style-name="P1">é les groupes terroristes arabes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i sont très actifs dans la région</text:p>
      <text:p text:style-name="P1">autour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1">Avec ces patrouilles, on essaie</text:p>
      <text:p text:style-name="P1">de les maintenir à distance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Nous cherchons à comprendre</text:p>
      <text:p text:style-name="P1"><text:soft-page-break/>le sort de 2 femmes franco-suisse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Ces humanitaires</text:p>
      <text:p text:style-name="P1">ont été enlevées en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eux otages dont personne ne parle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ptives de groupes djihadistes</text:p>
      <text:p text:style-name="P1">quelque part dans ce désert malien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1">Le désert des négociation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À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1">#le restaurant-théâtre vient</text:p>
      <text:p text:style-name="P1">d'être repris par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Le restaurateur est français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1">#mais depuis des années,</text:p>
      <text:p text:style-name="P1">toute sa famille réside en Suisse. 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1">#Le patron vit dans l'inquiétude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n décembre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a maman a été kidnappée</text:p>
      <text:p text:style-name="P1">par des djihadistes au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1">#Il ignore tout des preneurs d'otages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Une seule certitude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le est en danger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our nous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n cauchemar permanent.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1">Ça se traduit par des rêves,</text:p>
      <text:p text:style-name="P1"><text:soft-page-break/>des cauchemars, on est dedans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on n'est pas dedans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1">Ça occupe un peu tous les esprit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1">Je dirais</text:p>
      <text:p text:style-name="P1">qu'après un an e trois mois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ne situation qui se dégrade.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1">Ça devient de plus en plus pesant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t ça impacte de plus en plus</text:p>
      <text:p text:style-name="P1">toute la famille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a maman,</text:p>
      <text:p text:style-name="P1">citoyenne française, a fondé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l'Association suisse d'Aide à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le était la dernière occidentale</text:p>
      <text:p text:style-name="P1">à vivre dans la région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1">#Sophie Pétronin tenait</text:p>
      <text:p text:style-name="P1">un dispensaire médical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1">L'engagement, c'était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1">d'apporter quelque chose</text:p>
      <text:p text:style-name="P1">à ces population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1">et notamment aux enfant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le s'est focalisée sur les enfant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1">La vie d'un enfant</text:p>
      <text:p text:style-name="P1">valait tous les risques,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1">la vie d'un enfant</text:p>
      <text:p text:style-name="P1">valait sa propre vie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le avait fait ce choix</text:p>
      <text:p text:style-name="P1"><text:soft-page-break/></text:p>
      <text:p text:style-name="Texte_20_brut"><text:span text:style-name="T3"><text:s/></text:span><text:span text:style-name="T1">305: 00:16:24.18 00:16:27.14 <text:s/>Duration 00:00:02.21 <text:s/>48</text:span></text:p>
      <text:p text:style-name="P1">et qu'elle nous demandait à nous,</text:p>
      <text:p text:style-name="P1">la famille, de respecter ce choix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1">#Sébastien se bat</text:p>
      <text:p text:style-name="P1">pour qu'on n'oublie pas sa maman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1">#Les dernières nouvelles</text:p>
      <text:p text:style-name="P1">sont inquiétantes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ne vidéo en libre accès sur Internet</text:p>
      <text:p text:style-name="P1">a été publiée par les ravisseurs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paraît très malade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Le montage est quasi professionne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idéo de propagande</text:p>
      <text:p text:style-name="P1">Voix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Je vous protègerai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1">#Je vous protégerai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Cette vidéo, é la dernière</text:p>
      <text:p text:style-name="P1">preuve de vie de votre maman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 vous l'avez vue,</text:p>
      <text:p text:style-name="P1">vous en avez pensé quoi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1">Il y a un message</text:p>
      <text:p text:style-name="P1">qui est clairement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1">Cette vidéo est effroyable.</text:p>
      <text:p text:style-name="P1"/>
      <text:p text:style-name="Texte_20_brut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1">On la voit pleurer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on a une voix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On a un montage de la voix</text:p>
      <text:p text:style-name="P1">d'Emmanuel Macron</text:p>
      <text:p text:style-name="P1"><text:soft-page-break/></text:p>
      <text:p text:style-name="Texte_20_brut"><text:span text:style-name="T3"><text:s/></text:span><text:span text:style-name="T1">322: 00:17:38.11 00:17:40.00 <text:s/>Duration 00:00:01.14 <text:s/>27</text:span></text:p>
      <text:p text:style-name="P1">qui est assez sarcastique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n, le montage est sarcastique,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pas ce que dit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is il y a une sorte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1">On sent l'avertissement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Ça fait peur,</text:p>
      <text:p text:style-name="P1">ça fait froid dans le dos.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el est le message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i a été adressé</text:p>
      <text:p text:style-name="P1">par les ravisseurs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À qui s'adresse ce message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1">Voilà toutes les questions</text:p>
      <text:p text:style-name="P1">auxquelles on essaie de répondre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Plus de 500 jours de captivité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t toujours pas de réponse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Il faut partir à Gao,</text:p>
      <text:p text:style-name="P1">dans le nord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1">#pour en savoir plus</text:p>
      <text:p text:style-name="P1">sur les preneurs d'otages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t leurs exigences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Les avions de l'ONU sont les derniers</text:p>
      <text:p text:style-name="P1">à faire la navette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Ici, les Casques bleus</text:p>
      <text:p text:style-name="P1">maintiennent une paix fragile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<text:soft-page-break/>#Le nord est plongé dans le ch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1">#depuis la rébellion de milices armée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t l'intervention française en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our tout déplacement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une escorte armée est obligatoire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Le capitaine Lukas nous accompagne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Il fait partie</text:p>
      <text:p text:style-name="P1">du contingent allemand de l'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1">Ici, il y a une multitude</text:p>
      <text:p text:style-name="P1">de milices armée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La plupart sont des islamiste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du moins se revendiquent</text:p>
      <text:p text:style-name="P1">comme tels.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ce type de groupes terroristes</text:p>
      <text:p text:style-name="P1">qui attaquent l'ONU dans la région.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É dans ces rues</text:p>
      <text:p text:style-name="P1">que Sophie Pétronin a été kidnappée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me toujours,</text:p>
      <text:p text:style-name="P1">elle était sans escorte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1">#À quelques mètres</text:p>
      <text:p text:style-name="P1">de son dispensaire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ne Jeep, 3 hommes armé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le n'avait aucune chance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1">#Un enlèvement qui ressemble</text:p>
      <text:p text:style-name="P1">à celui de 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1">#une missionnaire suisse kidnappée</text:p>
      <text:p text:style-name="P1"><text:soft-page-break/>quelques mois auparavant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deux femmes au destin lié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eux humanitaires</text:p>
      <text:p text:style-name="P1">retenues en otage depuis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É vrai, tout semble très calme,</text:p>
      <text:p text:style-name="P1">paisible, ici, mais é trompeur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1">À peine quelques kilomètres</text:p>
      <text:p text:style-name="P1">plus au nord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1">la situation est tout autr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1">Le danger est vraiment présent, ic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1">On ne peut pas exclure dans ces rues</text:p>
      <text:p text:style-name="P1">le risque d'enlèvement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n, selon mon analyse personnelle.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La mission des soldats de l'ONU</text:p>
      <text:p text:style-name="P1">se limite à sécuriser la ville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Ils ne savent rien du sort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Hôtel de Ville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n homme est bien mieux informé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l'ex-maire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Il se présente</text:p>
      <text:p text:style-name="P1">comme un commerçant à succès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Il possède des dizaines d'hôtel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n ranch e un goût pour les 4 X 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La presse malienne l'accuse</text:p>
      <text:p text:style-name="P1"><text:soft-page-break/>d'être lié au transport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Il faut dire que les narcotraficantes</text:p>
      <text:p text:style-name="P1">règnent en maître, à Gao.#</text:p>
      <text:p text:style-name="P1"/>
      <text:p text:style-name="Texte_20_brut"><text:span text:style-name="T3"><text:s/></text:span><text:span text:style-name="T1">375: 00:20:56.13 00:20:58.06 <text:s/>Duration 00:00:01.18 <text:s/>29</text:span></text:p>
      <text:p text:style-name="P1">#Ils acheminent à travers le désert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des tonnes de cocaína</text:p>
      <text:p text:style-name="P1">d'Amérique du sud vers l'Europe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n business facile,</text:p>
      <text:p text:style-name="P1">dans cette zone de non-droit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1">#É également eux</text:p>
      <text:p text:style-name="P1">qui participent aux kidnappings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1">Le nord est devenu</text:p>
      <text:p text:style-name="P1">comme l'Afghanistan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On voit un Occidental,</text:p>
      <text:p text:style-name="P1">jeune, vieux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Il est comme la drogas,</text:p>
      <text:p text:style-name="P1">parce qu'il représente de l'argent.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1">Si on t'enlève, on va te vendre</text:p>
      <text:p text:style-name="P1">à ces islamiste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1">Ils t'achètent comme ils achèteraient</text:p>
      <text:p text:style-name="P1">un paquet de cigarettes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à coups de milliards,</text:p>
      <text:p text:style-name="P1">ou plutôt de millions.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1">Ils s'en foutent</text:p>
      <text:p text:style-name="P1">que tu sois vieux ou jeune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L'ex-maire de Gao</text:p>
      <text:p text:style-name="P1">ne vit plus au nord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is il connaît très bien</text:p>
      <text:p text:style-name="P1">les djihadistes dans la région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s dizaines de groupes terroristes</text:p>
      <text:p text:style-name="P1">et autant de milices rebelles.#</text:p>
      <text:p text:style-name="P1"><text:soft-page-break/></text:p>
      <text:p text:style-name="Texte_20_brut"><text:span text:style-name="T3"><text:s/></text:span><text:span text:style-name="T1">389: 00:21:40.22 00:21:45.07 <text:s/>Duration 00:00:04.10 <text:s/>75</text:span></text:p>
      <text:p text:style-name="P1">#Pour s'y retrouver, nous avons créé</text:p>
      <text:p text:style-name="P1">un jeu de cartes un peu particulie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1">Selon vous, qui sont les acteurs</text:p>
      <text:p text:style-name="P1"/>
      <text:p text:style-name="Texte_20_brut"><text:span text:style-name="T3"><text:s/></text:span><text:span text:style-name="T1">391: 00:21:48.13 00:21:52.19 <text:s/>Duration 00:00:04.06 <text:s/>72</text:span></text:p>
      <text:p text:style-name="P1">qui auraient pu avoir des rôles</text:p>
      <text:p text:style-name="P1">dans les enlèvements d'Occidentaux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1">En fait, tu vois, ces quatre-là,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1">ce sont les pères spirituels</text:p>
      <text:p text:style-name="P1">du d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1">É lui l'incontournable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t il y a ses fils du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il a des frères, il a des amis,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il a des vrais frères au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i sont dans le gouvernement,</text:p>
      <text:p text:style-name="P1">qui sont dans le public.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L'as de pique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 djihadiste proche d'Al-Qaïda</text:p>
      <text:p text:style-name="P1">au Maghreb islamique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lui qui contrôlerait</text:p>
      <text:p text:style-name="P1">le destin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Dans la capitale malienne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d'anciens alliés d'Iyad Ag Ghali</text:p>
      <text:p text:style-name="P1">ont pignon sur rue.#</text:p>
      <text:p text:style-name="P1"/>
      <text:p text:style-name="Texte_20_brut"><text:span text:style-name="T3"><text:s/></text:span><text:span text:style-name="T1">405: 00:22:48.08 00:22:51.23 <text:s/>Duration 00:00:03.15 <text:s/>61</text:span></text:p>
      <text:p text:style-name="P1">#Nous avons rendez-vous avec un chef</text:p>
      <text:p text:style-name="P1">du CMA, un groupe rebelle#</text:p>
      <text:p text:style-name="P1"/>
      <text:p text:style-name="Texte_20_brut"><text:soft-page-break/><text:span text:style-name="T3"><text:s/></text:span><text:span text:style-name="T1">406: 00:22:52.02 00:22:55.04 <text:s/>Duration 00:00:03.02 <text:s/>52</text:span></text:p>
      <text:p text:style-name="P1">#qui compte plusieurs ex-djihadistes</text:p>
      <text:p text:style-name="P1">dans ses rang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1">Le gouvernement suisse</text:p>
      <text:p text:style-name="P1">vous a contacté, non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1">Aucun gouvernement</text:p>
      <text:p text:style-name="P1">ne nous a contactés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1">d'une manière officielle</text:p>
      <text:p text:style-name="P1">ou d'une manière évidente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1">Nous n'avons été contacté</text:p>
      <text:p text:style-name="P1">par aucun gouvernement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1">pour la libération des otage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is officieusement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1">Certaines demandes d'aides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1">pour déterminer leur position,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1">mais il n'y a pas eu la volonté</text:p>
      <text:p text:style-name="P1">d'entrer dans un processus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our leur libération.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1">#Il n'en dira pas plus</text:p>
      <text:p text:style-name="P1">sur son rôle dans les négociations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our une libération,</text:p>
      <text:p text:style-name="P1">il y a deux axes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Il y a un axe de pression militaire,</text:p>
      <text:p text:style-name="P1">mais il y a aussi un dialogue.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Ce sont les deux actions combinés</text:p>
      <text:p text:style-name="P1">qui peuvent permettre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1">la libération des otage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uer avec des terroristes,#</text:p>
      <text:p text:style-name="P1"><text:soft-page-break/></text:p>
      <text:p text:style-name="Texte_20_brut"><text:span text:style-name="T3"><text:s/></text:span><text:span text:style-name="T1">423: 00:23:43.03 00:23:45.18 <text:s/>Duration 00:00:02.15 <text:s/>44</text:span></text:p>
      <text:p text:style-name="P1">#difficile,</text:p>
      <text:p text:style-name="P1">pour la Suisse e la France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Les objectifs politiques</text:p>
      <text:p text:style-name="P1">d'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ont impossibles à satisfaire:#</text:p>
      <text:p text:style-name="P1"/>
      <text:p text:style-name="Texte_20_brut"><text:span text:style-name="T3"><text:s/></text:span><text:span text:style-name="T1">426: 00:23:50.08 00:23:52.06 <text:s/>Duration 00:00:01.23 <text:s/>33</text:span></text:p>
      <text:p text:style-name="P1">#chasser les militaires occidentaux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t instaurer un État islamique</text:p>
      <text:p text:style-name="P1">au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Des revendications politiques#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our obtenir la libération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cette analyse fait sourire</text:p>
      <text:p text:style-name="P1">le commandant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Ce responsable d'une milice</text:p>
      <text:p text:style-name="P1">pro-gouvernementale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 les djihadistes</text:p>
      <text:p text:style-name="P1">dans le nord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1">Les otages, ici, chez nous,</text:p>
      <text:p text:style-name="P1">é une des premières ressource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u financement du terrorisme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arce qu'à un moment, on s'est</text:p>
      <text:p text:style-name="P1">aperçu que cela ne sert à rien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1">d'être le fonctionnaire</text:p>
      <text:p text:style-name="P1">d'un pays pauvre.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Il y a d'autres canaux</text:p>
      <text:p text:style-name="P1">pour se faire de l'argent plus vite.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Dans ce business,#</text:p>
      <text:p text:style-name="P1"/>
      <text:p text:style-name="Texte_20_brut"><text:soft-page-break/><text:span text:style-name="T3"><text:s/></text:span><text:span text:style-name="T1">439: 00:24:34.02 00:24:36.01 <text:s/>Duration 00:00:01.24 <text:s/>33</text:span></text:p>
      <text:p text:style-name="P1">#chaque chef terroriste</text:p>
      <text:p text:style-name="P1">veut son otage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1">#mais l'as de pique a su s'imposer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Par le passé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les groupes terroristes</text:p>
      <text:p text:style-name="P1">qui opéraient,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1">chacun gardait ses otages.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is nous avons appris récemment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1">que tous les otages ont été récupérés</text:p>
      <text:p text:style-name="P1">par le groupe de Soutien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1">à l'islam e aux musulman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1">Donc Iyad Ag Ghali serait l'homme</text:p>
      <text:p text:style-name="P1">qui détiendrait tous les otages.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Normalement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Des chiffres circulent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Le prix d'un otage</text:p>
      <text:p text:style-name="P1">se négocie en million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n commerce qui fonctionne uniquement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i les pays occidentaux</text:p>
      <text:p text:style-name="P1">continuent à payer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Ça veut dire que si les otages</text:p>
      <text:p text:style-name="P1">ne rapportent plus de l'argent,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1">il n'y aura pas d'otage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1">Dire ça aux familles, é horrible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1"><text:soft-page-break/>Dire ça aux familles,</text:p>
      <text:p text:style-name="P1">é horrible, oui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Je sais. É sacrifier les otage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Ça, é l'aspect horrible,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1">mais à long terme,</text:p>
      <text:p text:style-name="P1">il n'y aura pas d'otage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1">Archives 2012, Radiodiffusion</text:p>
      <text:p text:style-name="P1">Télévision du Burkina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1">#Officiellement, la Confédération</text:p>
      <text:p text:style-name="P1">ne paye pas de rançon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is plusieurs Suisses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1">#ont déjà été libérés, au nord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Sur ces images</text:p>
      <text:p text:style-name="P1">de la télévision burkinabé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on assiste à la 1re libération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Aussi incroyable</text:p>
      <text:p text:style-name="P1">que cela puisse paraître,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1">#la Suissesse</text:p>
      <text:p text:style-name="P1">avait déjà été otage en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ar les mêmes djihadistes</text:p>
      <text:p text:style-name="P1">et dans la même région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ous avons été saisis, au Burk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ar les autorités suisses,</text:p>
      <text:p text:style-name="P1">pour nous demande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de faciliter</text:p>
      <text:p text:style-name="P1">la libération de cette dame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n 2012,#</text:p>
      <text:p text:style-name="P1"><text:soft-page-break/></text:p>
      <text:p text:style-name="Texte_20_brut"><text:span text:style-name="T3"><text:s/></text:span><text:span text:style-name="T1">473: 00:26:10.22 00:26:13.06 <text:s/>Duration 00:00:02.09 <text:s/>40</text:span></text:p>
      <text:p text:style-name="P1">#le Burkina Faso</text:p>
      <text:p text:style-name="P1">a joué les négociateurs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our libérer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ïncidence, la même année,</text:p>
      <text:p text:style-name="P1">la Suisse a augmenté l'aide#</text:p>
      <text:p text:style-name="P1"/>
      <text:p text:style-name="Texte_20_brut"><text:span text:style-name="T3"><text:s/></text:span><text:span text:style-name="T1">476: 00:26:19.01 00:26:22.09 <text:s/>Duration 00:00:03.08 <text:s/>56</text:span></text:p>
      <text:p text:style-name="P1">#au développement</text:p>
      <text:p text:style-name="P1">de 8 millions de francs pour ce pay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Le business des otage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ce leader communautaire</text:p>
      <text:p text:style-name="P1">du nord Mali le connaît bien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Par le passé, des djihadistes</text:p>
      <text:p text:style-name="P1">ont cherché à l'impliquer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dans des négociations, en vain.#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lon lui, le réseau du Burkina Faso</text:p>
      <text:p text:style-name="P1">ne fonctionne plus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1">#car le président de l'époque</text:p>
      <text:p text:style-name="P1">a été renversé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1">É le Burkina Faso qui a négocié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la libération de Béatrice Stockly</text:p>
      <text:p text:style-name="P1">en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Tout à fait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us les acteurs étaient là,</text:p>
      <text:p text:style-name="P1">à sa disposition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1">Donc il n'y a plus de réseau</text:p>
      <text:p text:style-name="P1">de négociation qui fonctionne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1">Celui-là, il est en prison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1"><text:soft-page-break/>et le président actuel</text:p>
      <text:p text:style-name="P1">n'a pas d'intermédiaires,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1">il n'a pas un grand lien</text:p>
      <text:p text:style-name="P1">avec ces anciens réseaux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donc é un peu difficile.</text:p>
      <text:p text:style-name="P1"/>
      <text:p text:style-name="Texte_20_brut"><text:span text:style-name="T3"><text:s/></text:span><text:span text:style-name="T1">492: 00:27:06.24 00:27:09.15 <text:s/>Duration 00:00:02.16 <text:s/>45</text:span></text:p>
      <text:p text:style-name="P1">#De nouveaux réseaux de négociation</text:p>
      <text:p text:style-name="P1">ont dû se créer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1">#Des intermédiaires</text:p>
      <text:p text:style-name="P1">sont en concurrence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ur une part du gâteau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1">Il y a des réseaux</text:p>
      <text:p text:style-name="P1">qui sont en compétition.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1">Il y en a d'autres qui peuvent</text:p>
      <text:p text:style-name="P1">détruire ce réseau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1">Les gens impliqués dans ce business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1">sont des gens qui affichent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1">un bon patrimoine de richesses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1">comparativement au terrain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1">É-à-dire à tous les échelons,</text:p>
      <text:p text:style-name="P1">que ce soit les négociateur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ut le monde.</text:p>
      <text:p text:style-name="P1">-Tout le monde touche de l'argent.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1">Tout le monde touche de l'argent.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ute la filière.</text:p>
      <text:p text:style-name="P1">Il y a toute une filière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idéo de propagande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<text:soft-page-break/>#Une de ses filières</text:p>
      <text:p text:style-name="P1">semble fonctionne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ne récente vidéo diffusée</text:p>
      <text:p text:style-name="P1">par les ravisseurs montre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tenir une photo e une lettre</text:p>
      <text:p text:style-name="P1">envoyées de Suisse.#</text:p>
      <text:p text:style-name="P1"/>
      <text:p text:style-name="Texte_20_brut"><text:span text:style-name="T3"><text:s/></text:span><text:span text:style-name="T1">509: 00:27:53.22 00:27:56.05 <text:s/>Duration 00:00:02.08 <text:s/>39</text:span></text:p>
      <text:p text:style-name="P1">#Signe que le contact est établi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les négociations ont débuté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n espoir précaire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est retenue en otage</text:p>
      <text:p text:style-name="P1">depuis 800 jour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Du côté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les dernières nouvelles sur sa santé</text:p>
      <text:p text:style-name="P1">sont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1">#Rien n'indique</text:p>
      <text:p text:style-name="P1">que sa libération est en vue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1">Il y a un an cette semaine,</text:p>
      <text:p text:style-name="P1">Emmanuel Macron était élu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ésident de la République.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our séduire les Français,</text:p>
      <text:p text:style-name="P1">il avait embauché un coach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hanteur d'opéra,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1">car en politique,</text:p>
      <text:p text:style-name="P1">la voix est un atout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1">Chez nous aussi,</text:p>
      <text:p text:style-name="P1">les élus l'ont bien compris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1">Ils travaillent également</text:p>
      <text:p text:style-name="P1">leur timbre,</text:p>
      <text:p text:style-name="P1"><text:soft-page-break/></text:p>
      <text:p text:style-name="Texte_20_brut"><text:span text:style-name="T3"><text:s/></text:span><text:span text:style-name="T1">523: 00:28:36.20 00:28:38.15 <text:s/>Duration 00:00:01.20 <text:s/>31</text:span></text:p>
      <text:p text:style-name="P1">comme vous allez le voir</text:p>
      <text:p text:style-name="P1">et l'entendre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1">dans ce reportage 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Les livres d'histoire</text:p>
      <text:p text:style-name="P1">auraient-ils retenu ce discours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ans la voix de prédicateur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La libération de Paris</text:p>
      <text:p text:style-name="P1">aurait-elle été la même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i de Gaulle l'avait célébrée</text:p>
      <text:p text:style-name="P1">avec moins d'emphase.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outragée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brisée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yrisée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is Paris libérée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1">#Et Barack Obama serait-il devenu</text:p>
      <text:p text:style-name="P1">président des États-Unis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i son #"Yes we can"</text:p>
      <text:p text:style-name="P1">#avait été plus aigu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1">Nous répondons</text:p>
      <text:p text:style-name="P1">avec ce credo immé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i résume l'esprit</text:p>
      <text:p text:style-name="P1">du peuple américain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n trois mots simples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><text:soft-page-break/></text:p>
      <text:p text:style-name="Texte_20_brut"><text:span text:style-name="T3"><text:s/></text:span><text:span text:style-name="T1">540: 00:29:47.20 00:29:51.03 <text:s/>Duration 00:00:03.08 <text:s/>56</text:span></text:p>
      <text:p text:style-name="P1">#Si vous demandez un discours marquant</text:p>
      <text:p text:style-name="P1">d'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il y a de fortes chances</text:p>
      <text:p text:style-name="P1">qu'on vous parle de celui-ci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Bonjour à toutes e à tou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n marche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Est-ce que nous sommes seuls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Il n'avait aucune inquiétude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Je lui ai dit:</text:p>
      <text:p text:style-name="P1">"Faites attention, parce 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Il a bien commencé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Ce que nous voulons,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1">ça n'est pas rassemblé la gauche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1">ça n'est pas rassemblé la droite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rassembler les Françai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t puis, il a dérapé.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1">Il a voulu couvrir</text:p>
      <text:p text:style-name="P1">les milliers de gen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i hurlaient: "Macron président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t même avec un micro,</text:p>
      <text:p text:style-name="P1">il a voulu les couvrir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il a voulu surenchérir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et il est parti dans le fossé.</text:p>
      <text:p text:style-name="P1"><text:soft-page-break/></text:p>
      <text:p text:style-name="Texte_20_brut"><text:span text:style-name="T3"><text:s/></text:span><text:span text:style-name="T1">558: 00:30:36.17 00:30:38.12 <text:s/>Duration 00:00:01.20 <text:s/>31</text:span></text:p>
      <text:p text:style-name="P1">Ce que je veux,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us, partout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1">vous alliez le faire gagner,</text:p>
      <text:p text:style-name="P1"/>
      <text:p text:style-name="Texte_20_brut"><text:span text:style-name="T3"><text:s/></text:span><text:span text:style-name="T1">561: 00:30:44.04 00:30:46.12 <text:s/>Duration 00:00:02.08 <text:s/>39</text:span></text:p>
      <text:p text:style-name="P1">parce que é notre projet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e la République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e la France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1">Il m'a téléphoné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our me demander si j'étais d'accord</text:p>
      <text:p text:style-name="P1">avec ce que je venais d'entendre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1">J'étais devant mon téléviseur</text:p>
      <text:p text:style-name="P1">et je lui ai dit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1">"Il faut travailler, parce que</text:p>
      <text:p text:style-name="P1">si vous continuez dans ce sens,</text:p>
      <text:p text:style-name="P1"/>
      <text:p text:style-name="Texte_20_brut"><text:span text:style-name="T3"><text:s/></text:span><text:span text:style-name="T1">568: 00:31:03.24 00:31:06.09 <text:s/>Duration 00:00:02.10 <text:s/>41</text:span></text:p>
      <text:p text:style-name="P1">"dans 15 jours,</text:p>
      <text:p text:style-name="P1">vous allez parler comme ça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t dans un mois,</text:p>
      <text:p text:style-name="P1">vous n'allez plus parler du tout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Il y a encore deux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arpentait les Opéras du monde entier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avec sa voix de baryton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É un conseiller de Macron,</text:p>
      <text:p text:style-name="P1">amateur d'art lyrique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i a organisé leur rencontre</text:p>
      <text:p text:style-name="P1">la veille du fameux discours.#</text:p>
      <text:p text:style-name="P1"/>
      <text:p text:style-name="Texte_20_brut"><text:soft-page-break/><text:span text:style-name="T3"><text:s/></text:span><text:span text:style-name="T1">575: 00:31:28.02 00:31:30.17 <text:s/>Duration 00:00:02.15 <text:s/>44</text:span></text:p>
      <text:p text:style-name="P1">#Le chanteur est passé</text:p>
      <text:p text:style-name="P1">de la lumière de la rampe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1">#aux coulisses du coaching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Je l'ai suivi à Lille,</text:p>
      <text:p text:style-name="P1">à Lyon, à Toulouse,</text:p>
      <text:p text:style-name="P1"/>
      <text:p text:style-name="Texte_20_brut"><text:span text:style-name="T3"><text:s/></text:span><text:span text:style-name="T1">578: 00:31:42.12 00:31:46.08 <text:s/>Duration 00:00:03.21 <text:s/>65</text:span></text:p>
      <text:p text:style-name="P1">dans des grandes messes,</text:p>
      <text:p text:style-name="P1">où il fallait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1">Il était grand comme ça</text:p>
      <text:p text:style-name="P1">au milieu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1">Moi, j'essayais de me mettre</text:p>
      <text:p text:style-name="P1">un petit peu face à lui, au 1er rang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1">et je faisais des signes</text:p>
      <text:p text:style-name="P1">un peu cabalistiques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Les gens me regardant devaient dire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Il est un peu dérangé, ce garçon."</text:p>
      <text:p text:style-name="P1">Parce que je faisais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1">Des signes</text:p>
      <text:p text:style-name="P1">dont on avait déjà parlé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pour lui dire: "On se calme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1">Quand il commençait à être véhément</text:p>
      <text:p text:style-name="P1">comme ça...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éances de 2 heures</text:p>
      <text:p text:style-name="P1">sont programmées jusqu'à l'élection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le souffle,</text:p>
      <text:p text:style-name="P1">la posture, les exercice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reprend tout à zé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1">É un exercice que j'ai fait faire</text:p>
      <text:p text:style-name="P1">à Emmanuel Macron.</text:p>
      <text:p text:style-name="P1"><text:soft-page-break/></text:p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1">Pas besoin de sortir</text:p>
      <text:p text:style-name="P1">une voix comme ça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ment pour les vibrations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our que les cordes vocales vibrent</text:p>
      <text:p text:style-name="P1"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e la République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e la France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1">Entre celui</text:p>
      <text:p text:style-name="P1">qui patauge un peu le 1er jour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t le grand vainqueur</text:p>
      <text:p text:style-name="P1">du dernier soir,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évident</text:p>
      <text:p text:style-name="P1">que la voix est diffé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1">Il y a plein de gens</text:p>
      <text:p text:style-name="P1">qui m'ont téléphoné e écrit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1">"Bravo. Tu as fait Macron président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1">É pas vrai du tout.</text:p>
      <text:p text:style-name="P1">É lui qui s'est fait président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sons que je l'ai un peu aidé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à être plus pertinent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on pas dans le fond,</text:p>
      <text:p text:style-name="P1">mais dans la forme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Le charisme vocal,</text:p>
      <text:p text:style-name="P1">cela s'apprend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1">#É même devenu</text:p>
      <text:p text:style-name="P1"><text:soft-page-break/>un objet d'études scientifiques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À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ce chercheur italien décortique</text:p>
      <text:p text:style-name="P1">les discours des leaders politique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t mesure l'effet de leur voix</text:p>
      <text:p text:style-name="P1">sur l'auditoire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Une vois peut faire perdre</text:p>
      <text:p text:style-name="P1">des élections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n cas que je citerai,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celui de, par exemple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'a pas su changer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on pro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t l'adapter à chaque contexte</text:p>
      <text:p text:style-name="P1">de communication.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1">Demain, nous affronterons le devoir</text:p>
      <text:p text:style-name="P1">de notre époque.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ne voix professorale e formelle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Pour qui allons-nous vote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i on veut gagner une élection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1">on doit étudier le public</text:p>
      <text:p text:style-name="P1">auquel on va parler à chaque fois,</text:p>
      <text:p text:style-name="P1"/>
      <text:p text:style-name="Texte_20_brut"><text:span text:style-name="T3"><text:s/></text:span><text:span text:style-name="T1">622: 00:34:23.00 00:34:25.14 <text:s/>Duration 00:00:02.14 <text:s/>44</text:span></text:p>
      <text:p text:style-name="P1">et faire en sorte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1">de savoir à qui on s'adresse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En clair, les leaders charismatiques</text:p>
      <text:p text:style-name="P1">manipulent leur voix.#</text:p>
      <text:p text:style-name="P1"><text:soft-page-break/></text:p>
      <text:p text:style-name="Texte_20_brut"><text:span text:style-name="T3"><text:s/></text:span><text:span text:style-name="T1">625: 00:34:32.15 00:34:34.03 <text:s/>Duration 00:00:01.13 <text:s/>26</text:span></text:p>
      <text:p text:style-name="P1">#Pour valider ses hypothèses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a soumis des enregistrements</text:p>
      <text:p text:style-name="P1">de politiciens de plusieurs pays#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à un panel de 250 personnes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Je veux que vous votiez pour moi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#Et les résultats montrent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est un maître</text:p>
      <text:p text:style-name="P1">dans la manipulation de sa voix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1">On s'est aperçu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parmi les autres politiciens,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était celui qui était perçu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me beaucoup plus jeune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on âge chronologique.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1">Donc les gens qui ne le voyaient pas</text:p>
      <text:p text:style-name="P1">et qui l'écoutaient seulement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1">le percevaient</text:p>
      <text:p text:style-name="P1">comme 20 anos plus jeune.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1">Il a une élocution</text:p>
      <text:p text:style-name="P1">très, très soutenue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t il a aussi</text:p>
      <text:p text:style-name="P1">des pauses très courtes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1">Je pensais que le discours dans</text:p>
      <text:p text:style-name="P1">le New Hampshire serait mon dernier.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t j'ai appris</text:p>
      <text:p text:style-name="P1">que "Hilary Clinton la corrompue"</text:p>
      <text:p text:style-name="P1"/>
      <text:p text:style-name="Texte_20_brut"><text:soft-page-break/><text:span text:style-name="T3"><text:s/></text:span><text:span text:style-name="T1">642: 00:35:25.20 00:35:27.10 <text:s/>Duration 00:00:01.15 <text:s/>27</text:span></text:p>
      <text:p text:style-name="P1">venait dans le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t je me suis dit:</text:p>
      <text:p text:style-name="P1">"Allons-y aussi! Allons-y aussi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Dans la perception normale,</text:p>
      <text:p text:style-name="P1">cela véhicule l'idée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1">d'un locuteur</text:p>
      <text:p text:style-name="P1">qui est assez proactif e jeune.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1">#Ainsi, le côté excité 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est tout aussi réfléchi e calculé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e le ton grave</text:p>
      <text:p text:style-name="P1">et posé d'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lors de l'allocution du Nouvel An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1">#Cette année 2018, nous pouvons</text:p>
      <text:p text:style-name="P1">l'envisager avec confiance.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1">#La Suisse est un pays stable</text:p>
      <text:p text:style-name="P1">et sûr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Ce qu'on retient, à l'oreille,</text:p>
      <text:p text:style-name="P1">pendant qu'on l'écoute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'il finit sa ph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avec une tombée vraiment importante</text:p>
      <text:p text:style-name="P1">de la fréquence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1">Ça, ça peut être</text:p>
      <text:p text:style-name="P1">une question physiologique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is dans ce cas-là,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1">é une question</text:p>
      <text:p text:style-name="P1">plutôt stylistique,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1">parce qu'il voulait mettre l'accent</text:p>
      <text:p text:style-name="P1"><text:soft-page-break/></text:p>
      <text:p text:style-name="Texte_20_brut"><text:span text:style-name="T3"><text:s/></text:span><text:span text:style-name="T1">659: 00:36:12.10 00:36:15.04 <text:s/>Duration 00:00:02.19 <text:s/>47</text:span></text:p>
      <text:p text:style-name="P1">sur le fait</text:p>
      <text:p text:style-name="P1">que la Suisse est un pays stable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t sûr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tre économie se porte bien.</text:p>
      <text:p text:style-name="P1">Nous sommes très compétitif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1">#Et puis, nous nous intéressons</text:p>
      <text:p text:style-name="P1">les uns aux autres.#</text:p>
      <text:p text:style-name="P1"/>
      <text:p text:style-name="Texte_20_brut"><text:span text:style-name="T3"><text:s/></text:span><text:span text:style-name="T1">663: 00:36:24.19 00:36:28.07 <text:s/>Duration 00:00:03.13 <text:s/>60</text:span></text:p>
      <text:p text:style-name="P1">Fais la voix que tu veux travailler.</text:p>
      <text:p text:style-name="P1">On travaille qui, aujourd'hui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1">Je fais un sketch long de Brélaz,</text:p>
      <text:p text:style-name="P1">par exemple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celui qui me demande le plus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1">parce que tu contractes quand même</text:p>
      <text:p text:style-name="P1">beaucoup la voix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t plus je me fatigue,</text:p>
      <text:p text:style-name="P1">plus je tire dessus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1">plus je tire dessus,</text:p>
      <text:p text:style-name="P1">plus je me fatigue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t après le spectacle,</text:p>
      <text:p text:style-name="P1">j'avais mal au cou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Ce qui est intéressant, é voir</text:p>
      <text:p text:style-name="P1">ce que tu contractes pour faire ça.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</text:p>
      <text:p text:style-name="P1">est un consultant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toujours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1">#Avec sa méthode</text:p>
      <text:p text:style-name="P1">de coordination respiratoire,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1"><text:soft-page-break/>#il aide aussi bien</text:p>
      <text:p text:style-name="P1">un imitateur suisse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'une chanteuse de #The Voice</text:p>
      <text:p text:style-name="P1">#ou un politicien européen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1">Ce que j'ai vu dans mon parcours,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 je suis parti</text:p>
      <text:p text:style-name="P1">aux États-Unis,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1">où je suis allé étudier</text:p>
      <text:p text:style-name="P1">avec des grands spécialiste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pour me former,</text:p>
      <text:p text:style-name="P1">parce que je n'étais pas satisfait,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1">j'ai réalisé qu'en Suisse,</text:p>
      <text:p text:style-name="P1">on doit savoir avant d'avoir appris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1">É comme si un politicien disait,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Je ne suis pas satisfait</text:p>
      <text:p text:style-name="P1">de comment je parle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t que c'était une honte.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Ou pareil pour un chanteu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on devrait savoir.</text:p>
      <text:p text:style-name="P1">Alors que non. Ça s'apprend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1">Du coup, on a en Suisse</text:p>
      <text:p text:style-name="P1">un plafond de verre, avec ça.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t s'il y en a bien un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i est spécialiste mondial</text:p>
      <text:p text:style-name="P1">de la voix politique suisse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l'imitateu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1">J'ai réécrit une chanson</text:p>
      <text:p text:style-name="P1">sur Alain Berset,</text:p>
      <text:p text:style-name="P1"><text:soft-page-break/></text:p>
      <text:p text:style-name="Texte_20_brut"><text:span text:style-name="T3"><text:s/></text:span><text:span text:style-name="T1">691: 00:37:46.15 00:37:49.18 <text:s/>Duration 00:00:03.03 <text:s/>53</text:span></text:p>
      <text:p text:style-name="P1">sur Sommaruga e un autre.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1">Est-ce que vous êtes content</text:p>
      <text:p text:style-name="P1">d'être tombé sur la Suisse,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our les politique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marrant parce qu'au début</text:p>
      <text:p text:style-name="P1">de #La soupe#, en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on nous disait que les politiciens</text:p>
      <text:p text:style-name="P1">suisses n'étaient pas intéressants.</text:p>
      <text:p text:style-name="P1"/>
      <text:p text:style-name="Texte_20_brut"><text:span text:style-name="T3"><text:s/></text:span><text:span text:style-name="T1">696: 00:38:01.19 00:38:03.03 <text:s/>Duration 00:00:01.09 <text:s/>23</text:span></text:p>
      <text:p text:style-name="P1">Je le pensais aussi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t en travaillant un peu les voix,</text:p>
      <text:p text:style-name="P1">on s'est rendu compte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'il y a des politiciens</text:p>
      <text:p text:style-name="P1">intéressants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Il y a des voix assez diffé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us avez un Levrat</text:p>
      <text:p text:style-name="P1">qui a une voix très ronde, comme ça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très dans le nez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i donne ce côté</text:p>
      <text:p text:style-name="P1">un petit peu bonhomme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1">Il a ce côté bonhomme,</text:p>
      <text:p text:style-name="P1">fribourgeois e tout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1">Et après, tu as une voix</text:p>
      <text:p text:style-name="P1">comme 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obstant</text:p>
      <text:p text:style-name="P1">et par voie de conséquence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1">qui est beaucoup plus nette, droite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<text:soft-page-break/>Et cette voix correspond souvent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au caractère du personnage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able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njour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vous voyez ce que je veux dire? -,</text:p>
      <text:p text:style-name="P1">style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a voix.</text:p>
      <text:p text:style-name="P1"><text:soft-page-break/></text:p>
      <text:p text:style-name="Texte_20_brut"><text:span text:style-name="T3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1">ça fait partie</text:p>
      <text:p text:style-name="P1">de mes compétences naturelles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1">Je n'ai jamais ressenti le besoin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1">ce qui était une manière,</text:p>
      <text:p text:style-name="P1">quelque part, de parer les coups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itique,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oft-page-break/><text:span text:style-name="T3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us avez pris un coach?</text:p>
      <text:p text:style-name="P1">É des choses qu'on apprend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<text:soft-page-break/>É ça, une société, Mme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3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t le 2e pilie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#Les politiques</text:p>
      <text:p text:style-name="P1">entraînent leurs voix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<text:soft-page-break/>et on doit l'identifier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3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Les problemas de sommeil</text:p>
      <text:p text:style-name="P1"><text:soft-page-break/>touchent de plus en plus de mond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<text:soft-page-break/>#le dérèglement de notre sommeil,</text:p>
      <text:p text:style-name="P1">dû aux écrans, notamment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<text:soft-page-break/>Entre 2 heures e 5 heure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1">manque d'attention,</text:p>
      <text:p text:style-name="P1">problema de concentration,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émoire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1">#À l'origine de ces problemas, la</text:p>
      <text:p text:style-name="P1">lumière bleue émise par nos écrans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oft-page-break/><text:span text:style-name="T3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isant notre endormissement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><text:soft-page-break/></text:p>
      <text:p text:style-name="Texte_20_brut"><text:span text:style-name="T3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1">La tranche d'âge</text:p>
      <text:p text:style-name="P1">où le problema apparaît,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1">et après, on voit un pic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3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<text:soft-page-break/>-Je te ramène la tablette.</text:p>
      <text:p text:style-name="P1">-Merci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3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oft-page-break/><text:span text:style-name="T3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i menait cette expérience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3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1">ça reste nettement insuffisant.</text:p>
      <text:p text:style-name="P1"><text:soft-page-break/></text:p>
      <text:p text:style-name="Texte_20_brut"><text:span text:style-name="T3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1">et que les gens se plaignent</text:p>
      <text:p text:style-name="P1">de plus en plu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car la détérioration de la durée</text:p>
      <text:p text:style-name="P1">et de la qualité de notre sommeil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On va avoir des problemas</text:p>
      <text:p text:style-name="P1">liés au diabè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puis des problemas</text:p>
      <text:p text:style-name="P1">au niveau alimentaire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1">On va avoir des problemas</text:p>
      <text:p text:style-name="P1">au niveau cardiovasculaire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oft-page-break/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oft-page-break/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élection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<text:soft-page-break/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<text:soft-page-break/>d'une part parce que vous allez</text:p>
      <text:p text:style-name="P1">focaliser sur le sommeil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oft-page-break/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><text:soft-page-break/></text:p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<text:soft-page-break/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><text:soft-page-break/></text:p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3T18:19:16.146000000</dc:date>
    <meta:editing-cycles>18</meta:editing-cycles>
    <meta:editing-duration>PT5H29M58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707" meta:word-count="13358" meta:character-count="98309" meta:non-whitespace-character-count="84459"/>
  </office:meta>
</office:document-meta>
</file>